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12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12pt"/>
    </style:style>
    <style:style style:name="T1" style:family="text">
      <style:text-properties style:font-name="DejaVu Sans Mono"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2"/><text:span text:style-name="T1">[1m[36m (36.2ms)[0m <text:s/>[1mCREATE TABLE "schema_migrations" ("version" varchar NOT NULL) [0m</text:span></text:p>
      <text:p text:style-name="P2"><text:s text:c="2"/><text:span text:style-name="T1">[1m[35m (0.3ms)[0m <text:s/>select sqlite_version(*)</text:span></text:p>
      <text:p text:style-name="P2"><text:s text:c="2"/><text:span text:style-name="T1">[1m[36m (5.5ms)[0m <text:s/>[1mCREATE UNIQUE INDEX "unique_schema_migrations" ON "schema_migrations" ("version")[0m</text:span></text:p>
      <text:p text:style-name="P2"><text:s text:c="2"/><text:span text:style-name="T1">[1m[35mActiveRecord::SchemaMigration Load (0.3ms)[0m <text:s/>SELECT "schema_migrations".* FROM "schema_migrations"</text:span></text:p>
      <text:p text:style-name="P3">Migrating to CreateContacts (20150321204647)</text:p>
      <text:p text:style-name="P2"><text:s text:c="2"/><text:span text:style-name="T1">[1m[36m (0.2ms)[0m <text:s/>[1mbegin transaction[0m</text:span></text:p>
      <text:p text:style-name="P2"><text:s text:c="2"/><text:span text:style-name="T1">[1m[35m (2.1ms)[0m <text:s/>CREATE TABLE "contacts" ("id" INTEGER PRIMARY KEY AUTOINCREMENT NOT NULL, "Name" varchar, "Office_phone" varchar, "Email" varchar, "created_at" datetime NOT NULL, "updated_at" datetime NOT NULL) </text:span></text:p>
      <text:p text:style-name="P2"><text:s text:c="2"/><text:span text:style-name="T1">[1m[36mSQL (1.2ms)[0m <text:s/>[1mINSERT INTO "schema_migrations" ("version") VALUES (?)[0m <text:s/>[["version", "20150321204647"]]</text:span></text:p>
      <text:p text:style-name="P2"><text:s text:c="2"/><text:span text:style-name="T1">[1m[35m (3.0ms)[0m <text:s/>commit transaction</text:span></text:p>
      <text:p text:style-name="P2"><text:s text:c="2"/><text:span text:style-name="T1">[1m[36mActiveRecord::SchemaMigration Load (0.1ms)[0m <text:s/>[1mSELECT "schema_migrations".* FROM "schema_migrations"[0m</text:span></text:p>
      <text:p text:style-name="P3">Started GET "/contacts/new" for 127.0.0.1 at 2015-03-21 16:47:50 -0400</text:p>
      <text:p text:style-name="P2"><text:s text:c="2"/><text:span text:style-name="T1">[1m[36mActiveRecord::SchemaMigration Load (0.1ms)[0m <text:s/>[1mSELECT "schema_migrations".* FROM "schema_migrations"[0m</text:span></text:p>
      <text:p text:style-name="P3">Processing by ContactsController#new as HTML</text:p>
      <text:p text:style-name="P2"><text:s text:c="2"/><text:span text:style-name="T1">Rendered contacts/_form.html.erb (51.7ms)</text:span></text:p>
      <text:p text:style-name="P2"><text:s text:c="2"/><text:span text:style-name="T1">Rendered contacts/new.html.erb within layouts/application (56.3ms)</text:span></text:p>
      <text:p text:style-name="P3">Completed 200 OK in 6580ms (Views: 6558.7ms | ActiveRecord: 0.5ms)</text:p>
      <text:p text:style-name="P3">Started GET "/assets/contacts-64e62ddc273c2f5847f30d698ca14b67.css?body=1" for 127.0.0.1 at 2015-03-21 16:47:57 -0400</text:p>
      <text:p text:style-name="P3">Started GET "/assets/scaffolds-c45fa9888545ab1f77ac3fbb22f4d043.css?body=1" for 127.0.0.1 at 2015-03-21 16:47:57 -0400</text:p>
      <text:p text:style-name="P3">Started GET "/assets/application-6668c24041d6a0d4f3c752c698a8f1ef.css?body=1" for 127.0.0.1 at 2015-03-21 16:47:57 -0400</text:p>
      <text:p text:style-name="P3">Started GET "/assets/contacts-fcec5b5a277ac7c20cc9f45a209a3bcd.js?body=1" for 127.0.0.1 at 2015-03-21 16:47:57 -0400</text:p>
      <text:p text:style-name="P3">Started POST "/contacts" for 127.0.0.1 at 2015-03-21 16:48:38 -0400</text:p>
      <text:p text:style-name="P3">Processing by ContactsController#create as HTML</text:p>
      <text:p text:style-name="P2"><text:s text:c="2"/><text:span text:style-name="T1">Parameters: {"utf8"=&gt;"✓", "authenticity_token"=&gt;"MFgjlKAu5kJOIE22sfLwzYZK0ru52AyroeUNa9KgFhqlCisPOkRUtc2ufbvx7O3PfNBN+fY8LaZX16KKeAb0YA==", "contact"=&gt;{"Name"=&gt;"Shruti", "Office_phone"=&gt;"634-355-3566", "Email"=&gt;"shruti@gmail.com"}, "commit"=&gt;"Create Contact"}</text:span></text:p>
      <text:p text:style-name="P2"><text:s text:c="2"/><text:span text:style-name="T1">[1m[35m (2.1ms)[0m <text:s/>begin transaction</text:span></text:p>
      <text:p text:style-name="P2"><text:s text:c="2"/><text:span text:style-name="T1">[1m[36mSQL (12.8ms)[0m <text:s/>[1mINSERT INTO "contacts" ("Name", "Office_phone", "Email", "created_at", "updated_at") VALUES (?, ?, ?, ?, ?)[0m <text:s/>[["Name", "Shruti"], ["Office_phone", "634-355-3566"], ["Email", "shruti@gmail.com"], ["created_at", "2015-03-21 20:48:38.129990"], ["updated_at", "2015-03-21 20:48:38.129990"]]</text:span></text:p>
      <text:p text:style-name="P2"><text:soft-page-break/><text:s text:c="2"/><text:span text:style-name="T1">[1m[35m (12.2ms)[0m <text:s/>commit transaction</text:span></text:p>
      <text:p text:style-name="P3">Redirected to http://localhost:3000/contacts/1</text:p>
      <text:p text:style-name="P3">Completed 302 Found in 35ms (ActiveRecord: 27.1ms)</text:p>
      <text:p text:style-name="P3">Started GET "/contacts/1" for 127.0.0.1 at 2015-03-21 16:48:38 -0400</text:p>
      <text:p text:style-name="P3">Processing by ContactsController#show as HTML</text:p>
      <text:p text:style-name="P2"><text:s text:c="2"/><text:span text:style-name="T1">Parameters: {"id"=&gt;"1"}</text:span></text:p>
      <text:p text:style-name="P2"><text:s text:c="2"/><text:span text:style-name="T1">[1m[36mContact Load (0.2ms)[0m <text:s/>[1mSELECT <text:s/>"contacts".* FROM "contacts" WHERE "contacts"."id" = ? LIMIT 1[0m <text:s/>[["id", 1]]</text:span></text:p>
      <text:p text:style-name="P2"><text:s text:c="2"/><text:span text:style-name="T1">Rendered contacts/show.html.erb within layouts/application (2.4ms)</text:span></text:p>
      <text:p text:style-name="P3">Completed 200 OK in 149ms (Views: 109.3ms | ActiveRecord: 0.2ms)</text:p>
      <text:p text:style-name="P3">Started GET "/contacts" for 127.0.0.1 at 2015-03-21 16:48:50 -0400</text:p>
      <text:p text:style-name="P3">Processing by ContactsController#index as HTML</text:p>
      <text:p text:style-name="P2"><text:s text:c="2"/><text:span text:style-name="T1">[1m[35mContact Load (0.2ms)[0m <text:s/>SELECT "contacts".* FROM "contacts"</text:span></text:p>
      <text:p text:style-name="P2"><text:s text:c="2"/><text:span text:style-name="T1">Rendered contacts/index.html.erb within layouts/application (12.1ms)</text:span></text:p>
      <text:p text:style-name="P3">Completed 200 OK in 109ms (Views: 106.7ms | ActiveRecord: 0.2ms)</text:p>
      <text:p text:style-name="P3">Started GET "/contacts/new" for 127.0.0.1 at 2015-03-21 16:48:53 -0400</text:p>
      <text:p text:style-name="P3">Processing by ContactsController#new as HTML</text:p>
      <text:p text:style-name="P2"><text:s text:c="2"/><text:span text:style-name="T1">Rendered contacts/_form.html.erb (7.5ms)</text:span></text:p>
      <text:p text:style-name="P2"><text:s text:c="2"/><text:span text:style-name="T1">Rendered contacts/new.html.erb within layouts/application (11.5ms)</text:span></text:p>
      <text:p text:style-name="P3">Completed 200 OK in 78ms (Views: 74.5ms | ActiveRecord: 0.0ms)</text:p>
      <text:p text:style-name="P3">Started POST "/contacts" for 127.0.0.1 at 2015-03-21 16:49:42 -0400</text:p>
      <text:p text:style-name="P3">Processing by ContactsController#create as HTML</text:p>
      <text:p text:style-name="P2"><text:s text:c="2"/><text:span text:style-name="T1">Parameters: {"utf8"=&gt;"✓", "authenticity_token"=&gt;"GtHfqXPqhAVWwAKs0v5vVc9wbNykkz9+brhydSKzqxiPg9cy6YA28tVOMqGS4HJXNerznut3HnOYit2UiBVJYg==", "contact"=&gt;{"Name"=&gt;"Monica", "Office_phone"=&gt;"355-765-3343", "Email"=&gt;"abc@xyz.com"}, "commit"=&gt;"Create Contact"}</text:span></text:p>
      <text:p text:style-name="P2"><text:s text:c="2"/><text:span text:style-name="T1">[1m[36m (0.1ms)[0m <text:s/>[1mbegin transaction[0m</text:span></text:p>
      <text:p text:style-name="P2"><text:s text:c="2"/><text:span text:style-name="T1">[1m[35mSQL (1.5ms)[0m <text:s/>INSERT INTO "contacts" ("Name", "Office_phone", "Email", "created_at", "updated_at") VALUES (?, ?, ?, ?, ?) <text:s/>[["Name", "Monica"], ["Office_phone", "355-765-3343"], ["Email", "abc@xyz.com"], ["created_at", "2015-03-21 20:49:42.838974"], ["updated_at", "2015-03-21 20:49:42.838974"]]</text:span></text:p>
      <text:p text:style-name="P2"><text:s text:c="2"/><text:span text:style-name="T1">[1m[36m (32.7ms)[0m <text:s/>[1mcommit transaction[0m</text:span></text:p>
      <text:p text:style-name="P3">Redirected to http://localhost:3000/contacts/2</text:p>
      <text:p text:style-name="P3">Completed 302 Found in 41ms (ActiveRecord: 34.3ms)</text:p>
      <text:p text:style-name="P3">Started GET "/contacts/2" for 127.0.0.1 at 2015-03-21 16:49:42 -0400</text:p>
      <text:p text:style-name="P3">Processing by ContactsController#show as HTML</text:p>
      <text:p text:style-name="P2"><text:s text:c="2"/><text:span text:style-name="T1">Parameters: {"id"=&gt;"2"}</text:span></text:p>
      <text:p text:style-name="P2"><text:s text:c="2"/><text:span text:style-name="T1">[1m[35mContact Load (0.1ms)[0m <text:s/>SELECT <text:s/>"contacts".* FROM "contacts" WHERE "contacts"."id" = ? LIMIT 1 <text:s/>[["id", 2]]</text:span></text:p>
      <text:p text:style-name="P2"><text:s text:c="2"/><text:span text:style-name="T1">Rendered contacts/show.html.erb within layouts/application (0.3ms)</text:span></text:p>
      <text:p text:style-name="P3">Completed 200 OK in 82ms (Views: 79.8ms | ActiveRecord: 0.1ms)</text:p>
      <text:p text:style-name="P3">Started GET "/contacts/2/edit" for 127.0.0.1 at 2015-03-21 16:49:46 -0400</text:p>
      <text:p text:style-name="P3">Processing by ContactsController#edit as HTML</text:p>
      <text:p text:style-name="P2"><text:soft-page-break/><text:s text:c="2"/><text:span text:style-name="T1">Parameters: {"id"=&gt;"2"}</text:span></text:p>
      <text:p text:style-name="P2"><text:s text:c="2"/><text:span text:style-name="T1">[1m[36mContact Load (2.1ms)[0m <text:s/>[1mSELECT <text:s/>"contacts".* FROM "contacts" WHERE "contacts"."id" = ? LIMIT 1[0m <text:s/>[["id", 2]]</text:span></text:p>
      <text:p text:style-name="P2"><text:s text:c="2"/><text:span text:style-name="T1">Rendered contacts/_form.html.erb (3.5ms)</text:span></text:p>
      <text:p text:style-name="P2"><text:s text:c="2"/><text:span text:style-name="T1">Rendered contacts/edit.html.erb within layouts/application (6.4ms)</text:span></text:p>
      <text:p text:style-name="P3">Completed 200 OK in 128ms (Views: 124.2ms | ActiveRecord: 2.1ms)</text:p>
      <text:p text:style-name="P3">Started PATCH "/contacts/2" for 127.0.0.1 at 2015-03-21 16:49:49 -0400</text:p>
      <text:p text:style-name="P3">Processing by ContactsController#update as HTML</text:p>
      <text:p text:style-name="P2"><text:s text:c="2"/><text:span text:style-name="T1">Parameters: {"utf8"=&gt;"✓", "authenticity_token"=&gt;"WiGWLVfNE+MX9dXXMSnNeMp6TqaZR12QLCr0Z3/2Nq7Pc562zaehFJR75dpxN9B6MODR5NajfJ3aGFuG1VDU1A==", "contact"=&gt;{"Name"=&gt;"Monica", "Office_phone"=&gt;"355-765-3343", "Email"=&gt;"abc@xyz.com"}, "commit"=&gt;"Update Contact", "id"=&gt;"2"}</text:span></text:p>
      <text:p text:style-name="P2"><text:s text:c="2"/><text:span text:style-name="T1">[1m[35mContact Load (0.1ms)[0m <text:s/>SELECT <text:s/>"contacts".* FROM "contacts" WHERE "contacts"."id" = ? LIMIT 1 <text:s/>[["id", 2]]</text:span></text:p>
      <text:p text:style-name="P2"><text:s text:c="2"/><text:span text:style-name="T1">[1m[36m (0.1ms)[0m <text:s/>[1mbegin transaction[0m</text:span></text:p>
      <text:p text:style-name="P2"><text:s text:c="2"/><text:span text:style-name="T1">[1m[35m (0.1ms)[0m <text:s/>commit transaction</text:span></text:p>
      <text:p text:style-name="P3">Redirected to http://localhost:3000/contacts/2</text:p>
      <text:p text:style-name="P3">Completed 302 Found in 7ms (ActiveRecord: 0.2ms)</text:p>
      <text:p text:style-name="P3">Started GET "/contacts/2" for 127.0.0.1 at 2015-03-21 16:49:49 -0400</text:p>
      <text:p text:style-name="P3">Processing by ContactsController#show as HTML</text:p>
      <text:p text:style-name="P2"><text:s text:c="2"/><text:span text:style-name="T1">Parameters: {"id"=&gt;"2"}</text:span></text:p>
      <text:p text:style-name="P2"><text:s text:c="2"/><text:span text:style-name="T1">[1m[36mContact Load (0.1ms)[0m <text:s/>[1mSELECT <text:s/>"contacts".* FROM "contacts" WHERE "contacts"."id" = ? LIMIT 1[0m <text:s/>[["id", 2]]</text:span></text:p>
      <text:p text:style-name="P2"><text:s text:c="2"/><text:span text:style-name="T1">Rendered contacts/show.html.erb within layouts/application (0.3ms)</text:span></text:p>
      <text:p text:style-name="P3">Completed 200 OK in 88ms (Views: 84.9ms | ActiveRecord: 0.1ms)</text:p>
      <text:p text:style-name="P3">Started GET "/contacts" for 127.0.0.1 at 2015-03-21 16:49:52 -0400</text:p>
      <text:p text:style-name="P3">Processing by ContactsController#index as HTML</text:p>
      <text:p text:style-name="P2"><text:s text:c="2"/><text:span text:style-name="T1">[1m[35mContact Load (0.2ms)[0m <text:s/>SELECT "contacts".* FROM "contacts"</text:span></text:p>
      <text:p text:style-name="P2"><text:s text:c="2"/><text:span text:style-name="T1">Rendered contacts/index.html.erb within layouts/application (2.2ms)</text:span></text:p>
      <text:p text:style-name="P3">Completed 200 OK in 64ms (Views: 63.1ms | ActiveRecord: 0.2ms)</text:p>
      <text:p text:style-name="P3">Started GET "/contacts/new" for 127.0.0.1 at 2015-03-21 16:55:28 -0400</text:p>
      <text:p text:style-name="P2"><text:s text:c="2"/><text:span text:style-name="T1">[1m[36mActiveRecord::SchemaMigration Load (0.1ms)[0m <text:s/>[1mSELECT "schema_migrations".* FROM "schema_migrations"[0m</text:span></text:p>
      <text:p text:style-name="P3">ActiveRecord::PendingMigrationError (</text:p>
      <text:p text:style-name="P3">Migrations are pending. To resolve this issue, run:</text:p>
      <text:p text:style-name="P2"><text:s text:c="3"/><text:span text:style-name="T1">bin/rake db:migrate RAILS_ENV=development</text:span></text:p>
      <text:p text:style-name="P3">):</text:p>
      <text:p text:style-name="P2"><text:s text:c="2"/><text:span text:style-name="T1">activerecord (4.2.0) lib/active_record/migration.rb:393:in `check_pending!'</text:span></text:p>
      <text:p text:style-name="P2"><text:s text:c="2"/><text:span text:style-name="T1">activerecord (4.2.0) lib/active_record/migration.rb:374:in `call'</text:span></text:p>
      <text:p text:style-name="P2"><text:s text:c="2"/><text:span text:style-name="T1">actionpack (4.2.0) lib/action_dispatch/middleware/callbacks.rb:29:in `block in call'</text:span></text:p>
      <text:p text:style-name="P2"><text:s text:c="2"/><text:span text:style-name="T1">activesupport (4.2.0) lib/active_support/callbacks.rb:88:in `call'</text:span></text:p>
      <text:p text:style-name="P2"><text:s text:c="2"/><text:span text:style-name="T1">activesupport (4.2.0) lib/active_support/callbacks.rb:88:in `_run_callbacks'</text:span></text:p>
      <text:p text:style-name="P2"><text:soft-page-break/><text:s text:c="2"/><text:span text:style-name="T1">activesupport (4.2.0) lib/active_support/callbacks.rb:734:in `_run_call_callbacks'</text:span></text:p>
      <text:p text:style-name="P2"><text:s text:c="2"/><text:span text:style-name="T1">activesupport (4.2.0) lib/active_support/callbacks.rb:81:in `run_callbacks'</text:span></text:p>
      <text:p text:style-name="P2"><text:s text:c="2"/><text:span text:style-name="T1">actionpack (4.2.0) lib/action_dispatch/middleware/callbacks.rb:27:in `call'</text:span></text:p>
      <text:p text:style-name="P2"><text:s text:c="2"/><text:span text:style-name="T1">actionpack (4.2.0) lib/action_dispatch/middleware/reloader.rb:73:in `call'</text:span></text:p>
      <text:p text:style-name="P2"><text:s text:c="2"/><text:span text:style-name="T1">actionpack (4.2.0) lib/action_dispatch/middleware/remote_ip.rb:78:in `call'</text:span></text:p>
      <text:p text:style-name="P2"><text:s text:c="2"/><text:span text:style-name="T1">actionpack (4.2.0) lib/action_dispatch/middleware/debug_exceptions.rb:17:in `call'</text:span></text:p>
      <text:p text:style-name="P2"><text:s text:c="2"/><text:span text:style-name="T1">web-console (2.1.2) lib/web_console/middleware.rb:37:in `call'</text:span></text:p>
      <text:p text:style-name="P2"><text:s text:c="2"/><text:span text:style-name="T1">actionpack (4.2.0) lib/action_dispatch/middleware/show_exceptions.rb:30:in `call'</text:span></text:p>
      <text:p text:style-name="P2"><text:s text:c="2"/><text:span text:style-name="T1">railties (4.2.0) lib/rails/rack/logger.rb:38:in `call_app'</text:span></text:p>
      <text:p text:style-name="P2"><text:s text:c="2"/><text:span text:style-name="T1">railties (4.2.0) lib/rails/rack/logger.rb:20:in `block in call'</text:span></text:p>
      <text:p text:style-name="P2"><text:s text:c="2"/><text:span text:style-name="T1">activesupport (4.2.0) lib/active_support/tagged_logging.rb:68:in `block in tagged'</text:span></text:p>
      <text:p text:style-name="P2"><text:s text:c="2"/><text:span text:style-name="T1">activesupport (4.2.0) lib/active_support/tagged_logging.rb:26:in `tagged'</text:span></text:p>
      <text:p text:style-name="P2"><text:s text:c="2"/><text:span text:style-name="T1">activesupport (4.2.0) lib/active_support/tagged_logging.rb:68:in `tagged'</text:span></text:p>
      <text:p text:style-name="P2"><text:s text:c="2"/><text:span text:style-name="T1">railties (4.2.0) lib/rails/rack/logger.rb:20:in `call'</text:span></text:p>
      <text:p text:style-name="P2"><text:s text:c="2"/><text:span text:style-name="T1">actionpack (4.2.0) lib/action_dispatch/middleware/request_id.rb:21:in `call'</text:span></text:p>
      <text:p text:style-name="P2"><text:s text:c="2"/><text:span text:style-name="T1">rack (1.6.0) lib/rack/methodoverride.rb:22:in `call'</text:span></text:p>
      <text:p text:style-name="P2"><text:s text:c="2"/><text:span text:style-name="T1">rack (1.6.0) lib/rack/runtime.rb:18:in `call'</text:span></text:p>
      <text:p text:style-name="P2"><text:s text:c="2"/><text:span text:style-name="T1">activesupport (4.2.0) lib/active_support/cache/strategy/local_cache_middleware.rb:28:in `call'</text:span></text:p>
      <text:p text:style-name="P2"><text:s text:c="2"/><text:span text:style-name="T1">rack (1.6.0) lib/rack/lock.rb:17:in `call'</text:span></text:p>
      <text:p text:style-name="P2"><text:s text:c="2"/><text:span text:style-name="T1">actionpack (4.2.0) lib/action_dispatch/middleware/static.rb:113:in `call'</text:span></text:p>
      <text:p text:style-name="P2"><text:s text:c="2"/><text:span text:style-name="T1">rack (1.6.0) lib/rack/sendfile.rb:113:in `call'</text:span></text:p>
      <text:p text:style-name="P2"><text:s text:c="2"/><text:span text:style-name="T1">railties (4.2.0) lib/rails/engine.rb:518:in `call'</text:span></text:p>
      <text:p text:style-name="P2"><text:s text:c="2"/><text:span text:style-name="T1">railties (4.2.0) lib/rails/application.rb:164:in `call'</text:span></text:p>
      <text:p text:style-name="P2"><text:s text:c="2"/><text:span text:style-name="T1">rack (1.6.0) lib/rack/lock.rb:17:in `call'</text:span></text:p>
      <text:p text:style-name="P2"><text:s text:c="2"/><text:span text:style-name="T1">rack (1.6.0) lib/rack/content_length.rb:15:in `call'</text:span></text:p>
      <text:p text:style-name="P2"><text:s text:c="2"/><text:span text:style-name="T1">rack (1.6.0) lib/rack/handler/webrick.rb:89:in `service'</text:span></text:p>
      <text:p text:style-name="P2"><text:s text:c="2"/><text:span text:style-name="T1">/home/csuser/.rbenv/versions/2.1.5/lib/ruby/2.1.0/webrick/httpserver.rb:138:in `service'</text:span></text:p>
      <text:p text:style-name="P2"><text:s text:c="2"/><text:span text:style-name="T1">/home/csuser/.rbenv/versions/2.1.5/lib/ruby/2.1.0/webrick/httpserver.rb:94:in `run'</text:span></text:p>
      <text:p text:style-name="P2"><text:s text:c="2"/><text:span text:style-name="T1">/home/csuser/.rbenv/versions/2.1.5/lib/ruby/2.1.0/webrick/server.rb:2</text:span><text:soft-page-break/><text:span text:style-name="T1">95:in `block in start_thread'</text:span></text:p>
      <text:p text:style-name="P2"><text:s text:c="2"/><text:span text:style-name="T1">Rendered /home/csuser/.rbenv/versions/2.1.5/lib/ruby/gems/2.1.0/gems/actionpack-4.2.0/lib/action_dispatch/middleware/templates/rescues/_source.erb (17.6ms)</text:span></text:p>
      <text:p text:style-name="P2"><text:s text:c="2"/><text:span text:style-name="T1">Rendered /home/csuser/.rbenv/versions/2.1.5/lib/ruby/gems/2.1.0/gems/actionpack-4.2.0/lib/action_dispatch/middleware/templates/rescues/_trace.html.erb (1.9ms)</text:span></text:p>
      <text:p text:style-name="P2"><text:s text:c="2"/><text:span text:style-name="T1">Rendered /home/csuser/.rbenv/versions/2.1.5/lib/ruby/gems/2.1.0/gems/actionpack-4.2.0/lib/action_dispatch/middleware/templates/rescues/_request_and_response.html.erb (1.4ms)</text:span></text:p>
      <text:p text:style-name="P2"><text:s text:c="2"/><text:span text:style-name="T1">Rendered /home/csuser/.rbenv/versions/2.1.5/lib/ruby/gems/2.1.0/gems/actionpack-4.2.0/lib/action_dispatch/middleware/templates/rescues/diagnostics.html.erb within rescues/layout (41.0ms)</text:span></text:p>
      <text:p text:style-name="P2"><text:s text:c="2"/><text:span text:style-name="T1">Rendered /home/csuser/.rbenv/versions/2.1.5/lib/ruby/gems/2.1.0/gems/web-console-2.1.2/lib/web_console/templates/_markup.html.erb (0.3ms)</text:span></text:p>
      <text:p text:style-name="P2"><text:s text:c="2"/><text:span text:style-name="T1">Rendered /home/csuser/.rbenv/versions/2.1.5/lib/ruby/gems/2.1.0/gems/web-console-2.1.2/lib/web_console/templates/style.css.erb within layouts/inlined_string (0.5ms)</text:span></text:p>
      <text:p text:style-name="P2"><text:s text:c="2"/><text:span text:style-name="T1">Rendered /home/csuser/.rbenv/versions/2.1.5/lib/ruby/gems/2.1.0/gems/web-console-2.1.2/lib/web_console/templates/_inner_console_markup.html.erb within layouts/inlined_string (0.3ms)</text:span></text:p>
      <text:p text:style-name="P2"><text:s text:c="2"/><text:span text:style-name="T1">Rendered /home/csuser/.rbenv/versions/2.1.5/lib/ruby/gems/2.1.0/gems/web-console-2.1.2/lib/web_console/templates/_prompt_box_markup.html.erb within layouts/inlined_string (0.3ms)</text:span></text:p>
      <text:p text:style-name="P2"><text:s text:c="2"/><text:span text:style-name="T1">Rendered /home/csuser/.rbenv/versions/2.1.5/lib/ruby/gems/2.1.0/gems/web-console-2.1.2/lib/web_console/templates/console.js.erb within layouts/javascript (20.3ms)</text:span></text:p>
      <text:p text:style-name="P2"><text:s text:c="2"/><text:span text:style-name="T1">Rendered /home/csuser/.rbenv/versions/2.1.5/lib/ruby/gems/2.1.0/gems/web-console-2.1.2/lib/web_console/templates/main.js.erb within layouts/javascript (0.3ms)</text:span></text:p>
      <text:p text:style-name="P2"><text:s text:c="2"/><text:span text:style-name="T1">Rendered /home/csuser/.rbenv/versions/2.1.5/lib/ruby/gems/2.1.0/gems/web-console-2.1.2/lib/web_console/templates/error_page.js.erb within layouts/javascript (0.5ms)</text:span></text:p>
      <text:p text:style-name="P2"><text:soft-page-break/><text:s text:c="2"/><text:span text:style-name="T1">Rendered /home/csuser/.rbenv/versions/2.1.5/lib/ruby/gems/2.1.0/gems/web-console-2.1.2/lib/web_console/templates/index.html.erb (37.5ms)</text:span></text:p>
      <text:p text:style-name="P2"><text:s text:c="2"/><text:span text:style-name="T1">[1m[36mActiveRecord::SchemaMigration Load (0.1ms)[0m <text:s/>[1mSELECT "schema_migrations".* FROM "schema_migrations"[0m</text:span></text:p>
      <text:p text:style-name="P3">Migrating to AddHomePhoneNumberToContacts (20150321205459)</text:p>
      <text:p text:style-name="P2"><text:s text:c="2"/><text:span text:style-name="T1">[1m[35m (0.1ms)[0m <text:s/>begin transaction</text:span></text:p>
      <text:p text:style-name="P2"><text:s text:c="2"/><text:span text:style-name="T1">[1m[36m (30.5ms)[0m <text:s/>[1mALTER TABLE "contacts" ADD "HomePhoneNumber" varchar[0m</text:span></text:p>
      <text:p text:style-name="P2"><text:s text:c="2"/><text:span text:style-name="T1">[1m[35mSQL (0.2ms)[0m <text:s/>INSERT INTO "schema_migrations" ("version") VALUES (?) <text:s/>[["version", "20150321205459"]]</text:span></text:p>
      <text:p text:style-name="P2"><text:s text:c="2"/><text:span text:style-name="T1">[1m[36m (10.9ms)[0m <text:s/>[1mcommit transaction[0m</text:span></text:p>
      <text:p text:style-name="P2"><text:s text:c="2"/><text:span text:style-name="T1">[1m[35mActiveRecord::SchemaMigration Load (0.1ms)[0m <text:s/>SELECT "schema_migrations".* FROM "schema_migrations"</text:span></text:p>
      <text:p text:style-name="P3">Started GET "/contacts/new" for 127.0.0.1 at 2015-03-21 16:55:55 -0400</text:p>
      <text:p text:style-name="P2"><text:s text:c="2"/><text:span text:style-name="T1">[1m[35mActiveRecord::SchemaMigration Load (0.1ms)[0m <text:s/>SELECT "schema_migrations".* FROM "schema_migrations"</text:span></text:p>
      <text:p text:style-name="P3">Processing by ContactsController#new as HTML</text:p>
      <text:p text:style-name="P2"><text:s text:c="2"/><text:span text:style-name="T1">Rendered contacts/_form.html.erb (3.1ms)</text:span></text:p>
      <text:p text:style-name="P2"><text:s text:c="2"/><text:span text:style-name="T1">Rendered contacts/new.html.erb within layouts/application (4.1ms)</text:span></text:p>
      <text:p text:style-name="P3">Completed 200 OK in 123ms (Views: 115.4ms | ActiveRecord: 0.4ms)</text:p>
      <text:p text:style-name="P3">Started GET "/contacts/new" for 127.0.0.1 at 2015-03-21 17:02:53 -0400</text:p>
      <text:p text:style-name="P3">Processing by ContactsController#new as HTML</text:p>
      <text:p text:style-name="P2"><text:s text:c="2"/><text:span text:style-name="T1">Rendered contacts/_form.html.erb (9.0ms)</text:span></text:p>
      <text:p text:style-name="P2"><text:s text:c="2"/><text:span text:style-name="T1">Rendered contacts/new.html.erb within layouts/application (14.4ms)</text:span></text:p>
      <text:p text:style-name="P3">Completed 200 OK in 105ms (Views: 103.6ms | ActiveRecord: 0.0ms)</text:p>
      <text:p text:style-name="P3">Started POST "/contacts" for 127.0.0.1 at 2015-03-21 17:04:09 -0400</text:p>
      <text:p text:style-name="P3">Processing by ContactsController#create as HTML</text:p>
      <text:p text:style-name="P2"><text:s text:c="2"/><text:span text:style-name="T1">Parameters: {"utf8"=&gt;"✓", "authenticity_token"=&gt;"CVjy1ywCxAUMg+2JfmcX/j73ZNBvp11BMRdS7YLSo+ecCvpMtmh28o8N3YQ+eQr8xG37kiBDfEzHJf0MKHRBnQ==", "contact"=&gt;{"Name"=&gt;"Alice", "Office_phone"=&gt;"866-455-4747", "Email"=&gt;"al@gmail.com", "HomePhoneNumber"=&gt;"987-334-1835"}, "commit"=&gt;"Create Contact"}</text:span></text:p>
      <text:p text:style-name="P3">Unpermitted parameter: HomePhoneNumber</text:p>
      <text:p text:style-name="P2"><text:s text:c="2"/><text:span text:style-name="T1">[1m[36m (0.2ms)[0m <text:s/>[1mbegin transaction[0m</text:span></text:p>
      <text:p text:style-name="P2"><text:s text:c="2"/><text:span text:style-name="T1">[1m[35mSQL (0.3ms)[0m <text:s/>INSERT INTO "contacts" ("Name", "Office_phone", "Email", "created_at", "updated_at") VALUES (?, ?, ?, ?, ?) <text:s/>[["Name", "Alice"], ["Office_phone", "866-455-4747"], ["Email", "al@gmail.com"], ["created_at", "2015-03-21 21:04:09.704931"], ["updated_at", "2015-03-21 21:04:09.704931"]]</text:span></text:p>
      <text:p text:style-name="P2"><text:s text:c="2"/><text:span text:style-name="T1">[1m[36m (16.7ms)[0m <text:s/>[1mcommit transaction[0m</text:span></text:p>
      <text:p text:style-name="P3">Redirected to http://localhost:3000/contacts/3</text:p>
      <text:p text:style-name="P3">Completed 302 Found in 28ms (ActiveRecord: 17.1ms)</text:p>
      <text:p text:style-name="P3">Started GET "/contacts/3" for 127.0.0.1 at 2015-03-21 17:04:09 -0400</text:p>
      <text:p text:style-name="P3">Processing by ContactsController#show as HTML</text:p>
      <text:p text:style-name="P2"><text:soft-page-break/><text:s text:c="2"/><text:span text:style-name="T1">Parameters: {"id"=&gt;"3"}</text:span></text:p>
      <text:p text:style-name="P2"><text:s text:c="2"/><text:span text:style-name="T1">[1m[35mContact Load (0.2ms)[0m <text:s/>SELECT <text:s/>"contacts".* FROM "contacts" WHERE "contacts"."id" = ? LIMIT 1 <text:s/>[["id", 3]]</text:span></text:p>
      <text:p text:style-name="P2"><text:s text:c="2"/><text:span text:style-name="T1">Rendered contacts/show.html.erb within layouts/application (9.2ms)</text:span></text:p>
      <text:p text:style-name="P3">Completed 500 Internal Server Error in 18ms</text:p>
      <text:p text:style-name="P3">ActionView::Template::Error (undefined method `HomePhoneNumber_' for #&lt;Contact:0x007fdfa0a11198&gt;):</text:p>
      <text:p text:style-name="P2"><text:s text:c="4"/><text:span text:style-name="T1">17: </text:span></text:p>
      <text:p text:style-name="P2"><text:s text:c="4"/><text:span text:style-name="T1">18: &lt;p&gt;</text:span></text:p>
      <text:p text:style-name="P2"><text:s text:c="4"/><text:span text:style-name="T1">19: <text:s text:c="2"/>&lt;strong&gt;HomePhoneNumber:&lt;/strong&gt;</text:span></text:p>
      <text:p text:style-name="P2"><text:s text:c="4"/><text:span text:style-name="T1">20: <text:s text:c="2"/>&lt;%= @contact.HomePhoneNumber_ %&gt;</text:span></text:p>
      <text:p text:style-name="P2"><text:s text:c="4"/><text:span text:style-name="T1">21: &lt;/p&gt;</text:span></text:p>
      <text:p text:style-name="P2"><text:s text:c="4"/><text:span text:style-name="T1">22: </text:span></text:p>
      <text:p text:style-name="P2"><text:s text:c="4"/><text:span text:style-name="T1">23: &lt;%= link_to 'Edit', edit_contact_path(@contact) %&gt; |</text:span></text:p>
      <text:p text:style-name="P2"><text:s text:c="2"/><text:span text:style-name="T1">app/views/contacts/show.html.erb:20:in `_app_views_contacts_show_html_erb__1676514991309644457_70299224653080'</text:span></text:p>
      <text:p text:style-name="P2"><text:s text:c="2"/><text:span text:style-name="T1">Rendered /home/csuser/.rbenv/versions/2.1.5/lib/ruby/gems/2.1.0/gems/actionpack-4.2.0/lib/action_dispatch/middleware/templates/rescues/_source.erb (8.0ms)</text:span></text:p>
      <text:p text:style-name="P2"><text:s text:c="2"/><text:span text:style-name="T1">Rendered /home/csuser/.rbenv/versions/2.1.5/lib/ruby/gems/2.1.0/gems/actionpack-4.2.0/lib/action_dispatch/middleware/templates/rescues/_trace.html.erb (2.8ms)</text:span></text:p>
      <text:p text:style-name="P2"><text:s text:c="2"/><text:span text:style-name="T1">Rendered /home/csuser/.rbenv/versions/2.1.5/lib/ruby/gems/2.1.0/gems/actionpack-4.2.0/lib/action_dispatch/middleware/templates/rescues/_request_and_response.html.erb (1.2ms)</text:span></text:p>
      <text:p text:style-name="P2"><text:s text:c="2"/><text:span text:style-name="T1">Rendered /home/csuser/.rbenv/versions/2.1.5/lib/ruby/gems/2.1.0/gems/actionpack-4.2.0/lib/action_dispatch/middleware/templates/rescues/template_error.html.erb within rescues/layout (27.3ms)</text:span></text:p>
      <text:p text:style-name="P2"><text:s text:c="2"/><text:span text:style-name="T1">Rendered /home/csuser/.rbenv/versions/2.1.5/lib/ruby/gems/2.1.0/gems/web-console-2.1.2/lib/web_console/templates/_markup.html.erb (1.2ms)</text:span></text:p>
      <text:p text:style-name="P2"><text:s text:c="2"/><text:span text:style-name="T1">Rendered /home/csuser/.rbenv/versions/2.1.5/lib/ruby/gems/2.1.0/gems/web-console-2.1.2/lib/web_console/templates/style.css.erb within layouts/inlined_string (0.3ms)</text:span></text:p>
      <text:p text:style-name="P2"><text:s text:c="2"/><text:span text:style-name="T1">Rendered /home/csuser/.rbenv/versions/2.1.5/lib/ruby/gems/2.1.0/gems/web-console-2.1.2/lib/web_console/templates/_inner_console_markup.html.erb within layouts/inlined_string (0.3ms)</text:span></text:p>
      <text:p text:style-name="P2"><text:soft-page-break/><text:s text:c="2"/><text:span text:style-name="T1">Rendered /home/csuser/.rbenv/versions/2.1.5/lib/ruby/gems/2.1.0/gems/web-console-2.1.2/lib/web_console/templates/_prompt_box_markup.html.erb within layouts/inlined_string (0.3ms)</text:span></text:p>
      <text:p text:style-name="P2"><text:s text:c="2"/><text:span text:style-name="T1">Rendered /home/csuser/.rbenv/versions/2.1.5/lib/ruby/gems/2.1.0/gems/web-console-2.1.2/lib/web_console/templates/console.js.erb within layouts/javascript (14.8ms)</text:span></text:p>
      <text:p text:style-name="P2"><text:s text:c="2"/><text:span text:style-name="T1">Rendered /home/csuser/.rbenv/versions/2.1.5/lib/ruby/gems/2.1.0/gems/web-console-2.1.2/lib/web_console/templates/main.js.erb within layouts/javascript (0.4ms)</text:span></text:p>
      <text:p text:style-name="P2"><text:s text:c="2"/><text:span text:style-name="T1">Rendered /home/csuser/.rbenv/versions/2.1.5/lib/ruby/gems/2.1.0/gems/web-console-2.1.2/lib/web_console/templates/error_page.js.erb within layouts/javascript (0.5ms)</text:span></text:p>
      <text:p text:style-name="P2"><text:s text:c="2"/><text:span text:style-name="T1">Rendered /home/csuser/.rbenv/versions/2.1.5/lib/ruby/gems/2.1.0/gems/web-console-2.1.2/lib/web_console/templates/index.html.erb (45.4ms)</text:span></text:p>
      <text:p text:style-name="P3">Started POST "/contacts" for 127.0.0.1 at 2015-03-21 17:04:39 -0400</text:p>
      <text:p text:style-name="P3">Processing by ContactsController#create as HTML</text:p>
      <text:p text:style-name="P2"><text:s text:c="2"/><text:span text:style-name="T1">Parameters: {"utf8"=&gt;"✓", "authenticity_token"=&gt;"CVjy1ywCxAUMg+2JfmcX/j73ZNBvp11BMRdS7YLSo+ecCvpMtmh28o8N3YQ+eQr8xG37kiBDfEzHJf0MKHRBnQ==", "contact"=&gt;{"Name"=&gt;"Alice", "Office_phone"=&gt;"866-455-4747", "Email"=&gt;"al@gmail.com", "HomePhoneNumber"=&gt;"987-334-1835"}, "commit"=&gt;"Create Contact"}</text:span></text:p>
      <text:p text:style-name="P3">Unpermitted parameter: HomePhoneNumber</text:p>
      <text:p text:style-name="P2"><text:s text:c="2"/><text:span text:style-name="T1">[1m[36m (0.1ms)[0m <text:s/>[1mbegin transaction[0m</text:span></text:p>
      <text:p text:style-name="P2"><text:s text:c="2"/><text:span text:style-name="T1">[1m[35mSQL (0.6ms)[0m <text:s/>INSERT INTO "contacts" ("Name", "Office_phone", "Email", "created_at", "updated_at") VALUES (?, ?, ?, ?, ?) <text:s/>[["Name", "Alice"], ["Office_phone", "866-455-4747"], ["Email", "al@gmail.com"], ["created_at", "2015-03-21 21:04:39.170201"], ["updated_at", "2015-03-21 21:04:39.170201"]]</text:span></text:p>
      <text:p text:style-name="P2"><text:s text:c="2"/><text:span text:style-name="T1">[1m[36m (5.7ms)[0m <text:s/>[1mcommit transaction[0m</text:span></text:p>
      <text:p text:style-name="P3">Redirected to http://localhost:3000/contacts/4</text:p>
      <text:p text:style-name="P3">Completed 302 Found in 18ms (ActiveRecord: 6.4ms)</text:p>
      <text:p text:style-name="P3">Started GET "/contacts/4" for 127.0.0.1 at 2015-03-21 17:04:39 -0400</text:p>
      <text:p text:style-name="P3">Processing by ContactsController#show as HTML</text:p>
      <text:p text:style-name="P2"><text:s text:c="2"/><text:span text:style-name="T1">Parameters: {"id"=&gt;"4"}</text:span></text:p>
      <text:p text:style-name="P2"><text:s text:c="2"/><text:span text:style-name="T1">[1m[35mContact Load (0.1ms)[0m <text:s/>SELECT <text:s/>"contacts".* FROM "contacts" WHERE "contacts"."id" = ? LIMIT 1 <text:s/>[["id", 4]]</text:span></text:p>
      <text:p text:style-name="P2"><text:s text:c="2"/><text:span text:style-name="T1">Rendered contacts/show.html.erb within layouts/application (1.4ms)</text:span></text:p>
      <text:p text:style-name="P3">Completed 200 OK in 62ms (Views: 58.8ms | ActiveRecord: 0.1ms)</text:p>
      <text:p text:style-name="P3">Started POST "/contacts" for 127.0.0.1 at 2015-03-21 17:05:02 -0400</text:p>
      <text:p text:style-name="P3">Processing by ContactsController#create as HTML</text:p>
      <text:p text:style-name="P2"><text:s text:c="2"/><text:span text:style-name="T1">Parameters: {"utf8"=&gt;"✓", "authenticity_token"=&gt;"CVjy1ywCxAUMg+2JfmcX/j73ZNBvp11BMRdS7YLSo+ecCv</text:span><text:soft-page-break/><text:span text:style-name="T1">pMtmh28o8N3YQ+eQr8xG37kiBDfEzHJf0MKHRBnQ==", "contact"=&gt;{"Name"=&gt;"Alice", "Office_phone"=&gt;"866-455-4747", "Email"=&gt;"al@gmail.com", "HomePhoneNumber"=&gt;"987-334-1837"}, "commit"=&gt;"Create Contact"}</text:span></text:p>
      <text:p text:style-name="P3">Unpermitted parameter: HomePhoneNumber</text:p>
      <text:p text:style-name="P2"><text:s text:c="2"/><text:span text:style-name="T1">[1m[36m (0.1ms)[0m <text:s/>[1mbegin transaction[0m</text:span></text:p>
      <text:p text:style-name="P2"><text:s text:c="2"/><text:span text:style-name="T1">[1m[35mSQL (0.2ms)[0m <text:s/>INSERT INTO "contacts" ("Name", "Office_phone", "Email", "created_at", "updated_at") VALUES (?, ?, ?, ?, ?) <text:s/>[["Name", "Alice"], ["Office_phone", "866-455-4747"], ["Email", "al@gmail.com"], ["created_at", "2015-03-21 21:05:02.899504"], ["updated_at", "2015-03-21 21:05:02.899504"]]</text:span></text:p>
      <text:p text:style-name="P2"><text:s text:c="2"/><text:span text:style-name="T1">[1m[36m (29.2ms)[0m <text:s/>[1mcommit transaction[0m</text:span></text:p>
      <text:p text:style-name="P3">Redirected to http://localhost:3000/contacts/5</text:p>
      <text:p text:style-name="P3">Completed 302 Found in 37ms (ActiveRecord: 29.6ms)</text:p>
      <text:p text:style-name="P3">Started GET "/contacts/5" for 127.0.0.1 at 2015-03-21 17:05:02 -0400</text:p>
      <text:p text:style-name="P3">Processing by ContactsController#show as HTML</text:p>
      <text:p text:style-name="P2"><text:s text:c="2"/><text:span text:style-name="T1">Parameters: {"id"=&gt;"5"}</text:span></text:p>
      <text:p text:style-name="P2"><text:s text:c="2"/><text:span text:style-name="T1">[1m[35mContact Load (0.1ms)[0m <text:s/>SELECT <text:s/>"contacts".* FROM "contacts" WHERE "contacts"."id" = ? LIMIT 1 <text:s/>[["id", 5]]</text:span></text:p>
      <text:p text:style-name="P2"><text:s text:c="2"/><text:span text:style-name="T1">Rendered contacts/show.html.erb within layouts/application (2.5ms)</text:span></text:p>
      <text:p text:style-name="P3">Completed 200 OK in 70ms (Views: 67.7ms | ActiveRecord: 0.1ms)</text:p>
      <text:p text:style-name="P3">Started GET "/contacts" for 127.0.0.1 at 2015-03-21 17:05:05 -0400</text:p>
      <text:p text:style-name="P3">Processing by ContactsController#index as HTML</text:p>
      <text:p text:style-name="P2"><text:s text:c="2"/><text:span text:style-name="T1">[1m[36mContact Load (0.3ms)[0m <text:s/>[1mSELECT "contacts".* FROM "contacts"[0m</text:span></text:p>
      <text:p text:style-name="P2"><text:s text:c="2"/><text:span text:style-name="T1">Rendered contacts/index.html.erb within layouts/application (4.1ms)</text:span></text:p>
      <text:p text:style-name="P3">Completed 200 OK in 60ms (Views: 59.3ms | ActiveRecord: 0.3ms)</text:p>
      <text:p text:style-name="P2"><text:s text:c="2"/><text:span text:style-name="T1">[1m[36mActiveRecord::SchemaMigration Load (0.1ms)[0m <text:s/>[1mSELECT "schema_migrations".* FROM "schema_migrations"[0m</text:span></text:p>
      <text:p text:style-name="P2"><text:s text:c="2"/><text:span text:style-name="T1">[1m[35mActiveRecord::SchemaMigration Load (0.2ms)[0m <text:s/>SELECT "schema_migrations".* FROM "schema_migrations"</text:span></text:p>
      <text:p text:style-name="P3">Started DELETE "/contacts/5" for 127.0.0.1 at 2015-03-21 17:08:22 -0400</text:p>
      <text:p text:style-name="P3">Processing by ContactsController#destroy as HTML</text:p>
      <text:p text:style-name="P2"><text:s text:c="2"/><text:span text:style-name="T1">Parameters: {"authenticity_token"=&gt;"x7p+QZMXzqWWPcOhfX1LXnkZc2qtdHD4/8xDhe5kwGxS6HbaCX18UhWz86w9Y1Zcg4PsKOKQUfUJ/uxkRMIiFg==", "id"=&gt;"5"}</text:span></text:p>
      <text:p text:style-name="P2"><text:s text:c="2"/><text:span text:style-name="T1">[1m[35mContact Load (0.1ms)[0m <text:s/>SELECT <text:s/>"contacts".* FROM "contacts" WHERE "contacts"."id" = ? LIMIT 1 <text:s/>[["id", 5]]</text:span></text:p>
      <text:p text:style-name="P2"><text:s text:c="2"/><text:span text:style-name="T1">[1m[36m (0.1ms)[0m <text:s/>[1mbegin transaction[0m</text:span></text:p>
      <text:p text:style-name="P2"><text:s text:c="2"/><text:span text:style-name="T1">[1m[35mSQL (17.8ms)[0m <text:s/>DELETE FROM "contacts" WHERE "contacts"."id" = ? <text:s/>[["id", 5]]</text:span></text:p>
      <text:p text:style-name="P2"><text:s text:c="2"/><text:span text:style-name="T1">[1m[36m (3.4ms)[0m <text:s/>[1mcommit transaction[0m</text:span></text:p>
      <text:p text:style-name="P3">Redirected to http://localhost:3000/contacts</text:p>
      <text:p text:style-name="P3">Completed 302 Found in 42ms (ActiveRecord: 22.0ms)</text:p>
      <text:p text:style-name="P3">Started GET "/contacts" for 127.0.0.1 at 2015-03-21 17:08:22 -0400</text:p>
      <text:p text:style-name="P3">Processing by ContactsController#index as HTML</text:p>
      <text:p text:style-name="P2"><text:s text:c="2"/><text:span text:style-name="T1">[1m[35mContact Load (1.9ms)[0m <text:s/>SELECT "contacts".* FROM "contacts"</text:span></text:p>
      <text:p text:style-name="P2"><text:soft-page-break/><text:s text:c="2"/><text:span text:style-name="T1">Rendered contacts/index.html.erb within layouts/application (11.9ms)</text:span></text:p>
      <text:p text:style-name="P3">Completed 200 OK in 92ms (Views: 89.5ms | ActiveRecord: 1.9ms)</text:p>
      <text:p text:style-name="P3">Started DELETE "/contacts/4" for 127.0.0.1 at 2015-03-21 17:08:26 -0400</text:p>
      <text:p text:style-name="P3">Processing by ContactsController#destroy as HTML</text:p>
      <text:p text:style-name="P2"><text:s text:c="2"/><text:span text:style-name="T1">Parameters: {"authenticity_token"=&gt;"AzvgvrBHS+HuiW9U2cBaNf/zd9I3b6zdGpQk7bmUvliWaeglKi35Fm0HX1mZ3kc3BWnokHiLjdDsposMEzJcIg==", "id"=&gt;"4"}</text:span></text:p>
      <text:p text:style-name="P2"><text:s text:c="2"/><text:span text:style-name="T1">[1m[36mContact Load (0.1ms)[0m <text:s/>[1mSELECT <text:s/>"contacts".* FROM "contacts" WHERE "contacts"."id" = ? LIMIT 1[0m <text:s/>[["id", 4]]</text:span></text:p>
      <text:p text:style-name="P2"><text:s text:c="2"/><text:span text:style-name="T1">[1m[35m (0.1ms)[0m <text:s/>begin transaction</text:span></text:p>
      <text:p text:style-name="P2"><text:s text:c="2"/><text:span text:style-name="T1">[1m[36mSQL (0.2ms)[0m <text:s/>[1mDELETE FROM "contacts" WHERE "contacts"."id" = ?[0m <text:s/>[["id", 4]]</text:span></text:p>
      <text:p text:style-name="P2"><text:s text:c="2"/><text:span text:style-name="T1">[1m[35m (51.0ms)[0m <text:s/>commit transaction</text:span></text:p>
      <text:p text:style-name="P3">Redirected to http://localhost:3000/contacts</text:p>
      <text:p text:style-name="P3">Completed 302 Found in 56ms (ActiveRecord: 51.4ms)</text:p>
      <text:p text:style-name="P3">Started GET "/contacts" for 127.0.0.1 at 2015-03-21 17:08:26 -0400</text:p>
      <text:p text:style-name="P3">Processing by ContactsController#index as HTML</text:p>
      <text:p text:style-name="P2"><text:s text:c="2"/><text:span text:style-name="T1">[1m[36mContact Load (3.1ms)[0m <text:s/>[1mSELECT "contacts".* FROM "contacts"[0m</text:span></text:p>
      <text:p text:style-name="P2"><text:s text:c="2"/><text:span text:style-name="T1">Rendered contacts/index.html.erb within layouts/application (5.3ms)</text:span></text:p>
      <text:p text:style-name="P3">Completed 200 OK in 86ms (Views: 81.6ms | ActiveRecord: 3.1ms)</text:p>
      <text:p text:style-name="P3">Started DELETE "/contacts/3" for 127.0.0.1 at 2015-03-21 17:08:29 -0400</text:p>
      <text:p text:style-name="P3">Processing by ContactsController#destroy as HTML</text:p>
      <text:p text:style-name="P2"><text:s text:c="2"/><text:span text:style-name="T1">Parameters: {"authenticity_token"=&gt;"dHr/JbOYC5Fp4aEJdHRYe6TKZT6OXjXKj8+WI/z8evzhKPe+KfK5ZupvkQQ0akV5XlD6fMG6FMd5/TnCVlqYhg==", "id"=&gt;"3"}</text:span></text:p>
      <text:p text:style-name="P2"><text:s text:c="2"/><text:span text:style-name="T1">[1m[35mContact Load (0.2ms)[0m <text:s/>SELECT <text:s/>"contacts".* FROM "contacts" WHERE "contacts"."id" = ? LIMIT 1 <text:s/>[["id", 3]]</text:span></text:p>
      <text:p text:style-name="P2"><text:s text:c="2"/><text:span text:style-name="T1">[1m[36m (0.1ms)[0m <text:s/>[1mbegin transaction[0m</text:span></text:p>
      <text:p text:style-name="P2"><text:s text:c="2"/><text:span text:style-name="T1">[1m[35mSQL (0.3ms)[0m <text:s/>DELETE FROM "contacts" WHERE "contacts"."id" = ? <text:s/>[["id", 3]]</text:span></text:p>
      <text:p text:style-name="P2"><text:s text:c="2"/><text:span text:style-name="T1">[1m[36m (30.6ms)[0m <text:s/>[1mcommit transaction[0m</text:span></text:p>
      <text:p text:style-name="P3">Redirected to http://localhost:3000/contacts</text:p>
      <text:p text:style-name="P3">Completed 302 Found in 39ms (ActiveRecord: 31.3ms)</text:p>
      <text:p text:style-name="P3">Started GET "/contacts" for 127.0.0.1 at 2015-03-21 17:08:30 -0400</text:p>
      <text:p text:style-name="P3">Processing by ContactsController#index as HTML</text:p>
      <text:p text:style-name="P2"><text:s text:c="2"/><text:span text:style-name="T1">[1m[35mContact Load (0.7ms)[0m <text:s/>SELECT "contacts".* FROM "contacts"</text:span></text:p>
      <text:p text:style-name="P2"><text:s text:c="2"/><text:span text:style-name="T1">Rendered contacts/index.html.erb within layouts/application (3.0ms)</text:span></text:p>
      <text:p text:style-name="P3">Completed 200 OK in 65ms (Views: 62.7ms | ActiveRecord: 0.7ms)</text:p>
      <text:p text:style-name="P3">Started GET "/contacts/new" for 127.0.0.1 at 2015-03-21 17:08:32 -0400</text:p>
      <text:p text:style-name="P3">Processing by ContactsController#new as HTML</text:p>
      <text:p text:style-name="P2"><text:s text:c="2"/><text:span text:style-name="T1">Rendered contacts/_form.html.erb (3.6ms)</text:span></text:p>
      <text:p text:style-name="P2"><text:s text:c="2"/><text:span text:style-name="T1">Rendered contacts/new.html.erb within layouts/application (5.2ms)</text:span></text:p>
      <text:p text:style-name="P3">Completed 200 OK in 65ms (Views: 63.6ms | ActiveRecord: 0.0ms)</text:p>
      <text:p text:style-name="P3"><text:soft-page-break/>Started POST "/contacts" for 127.0.0.1 at 2015-03-21 17:09:43 -0400</text:p>
      <text:p text:style-name="P3">Processing by ContactsController#create as HTML</text:p>
      <text:p text:style-name="P2"><text:s text:c="2"/><text:span text:style-name="T1">Parameters: {"utf8"=&gt;"✓", "authenticity_token"=&gt;"IIFN7btqFvU7geHELSb3YFIat4rOHF6IkjZfB6G5q2W100V2IQCkArgP0cltOOpiqIAoyIH4f4VkBPDmCx9JHw==", "contact"=&gt;{"Name"=&gt;"Subeera", "Office_phone"=&gt;"634-355-3564", "Email"=&gt;"subbi@gmail.com", "HomePhoneNumber"=&gt;"875-654-3336"}, "commit"=&gt;"Create Contact"}</text:span></text:p>
      <text:p text:style-name="P3">Unpermitted parameter: HomePhoneNumber</text:p>
      <text:p text:style-name="P2"><text:s text:c="2"/><text:span text:style-name="T1">[1m[36m (0.1ms)[0m <text:s/>[1mbegin transaction[0m</text:span></text:p>
      <text:p text:style-name="P2"><text:s text:c="2"/><text:span text:style-name="T1">[1m[35mSQL (0.2ms)[0m <text:s/>INSERT INTO "contacts" ("Name", "Office_phone", "Email", "created_at", "updated_at") VALUES (?, ?, ?, ?, ?) <text:s/>[["Name", "Subeera"], ["Office_phone", "634-355-3564"], ["Email", "subbi@gmail.com"], ["created_at", "2015-03-21 21:09:43.837155"], ["updated_at", "2015-03-21 21:09:43.837155"]]</text:span></text:p>
      <text:p text:style-name="P2"><text:s text:c="2"/><text:span text:style-name="T1">[1m[36m (35.1ms)[0m <text:s/>[1mcommit transaction[0m</text:span></text:p>
      <text:p text:style-name="P3">Redirected to http://localhost:3000/contacts/6</text:p>
      <text:p text:style-name="P3">Completed 302 Found in 43ms (ActiveRecord: 35.5ms)</text:p>
      <text:p text:style-name="P3">Started GET "/contacts/6" for 127.0.0.1 at 2015-03-21 17:09:43 -0400</text:p>
      <text:p text:style-name="P3">Processing by ContactsController#show as HTML</text:p>
      <text:p text:style-name="P2"><text:s text:c="2"/><text:span text:style-name="T1">Parameters: {"id"=&gt;"6"}</text:span></text:p>
      <text:p text:style-name="P2"><text:s text:c="2"/><text:span text:style-name="T1">[1m[35mContact Load (0.1ms)[0m <text:s/>SELECT <text:s/>"contacts".* FROM "contacts" WHERE "contacts"."id" = ? LIMIT 1 <text:s/>[["id", 6]]</text:span></text:p>
      <text:p text:style-name="P2"><text:s text:c="2"/><text:span text:style-name="T1">Rendered contacts/show.html.erb within layouts/application (0.8ms)</text:span></text:p>
      <text:p text:style-name="P3">Completed 200 OK in 71ms (Views: 59.6ms | ActiveRecord: 0.1ms)</text:p>
      <text:p text:style-name="P3">Started GET "/contacts/new" for 127.0.0.1 at 2015-03-21 17:13:36 -0400</text:p>
      <text:p text:style-name="P3">Processing by ContactsController#new as HTML</text:p>
      <text:p text:style-name="P3">Completed 500 Internal Server Error in 5ms</text:p>
      <text:p text:style-name="P3">NoMethodError (undefined method `attr_accessible' for #&lt;Class:0x007fdf9ecec6d0&gt;):</text:p>
      <text:p text:style-name="P2"><text:s text:c="2"/><text:span text:style-name="T1">app/models/contact.rb:2:in `&lt;class:Contact&gt;'</text:span></text:p>
      <text:p text:style-name="P2"><text:s text:c="2"/><text:span text:style-name="T1">app/models/contact.rb:1:in `&lt;top (required)&gt;'</text:span></text:p>
      <text:p text:style-name="P2"><text:s text:c="2"/><text:span text:style-name="T1">app/controllers/contacts_controller.rb:17:in `new'</text:span></text:p>
      <text:p text:style-name="P2"><text:s text:c="2"/><text:span text:style-name="T1">Rendered /home/csuser/.rbenv/versions/2.1.5/lib/ruby/gems/2.1.0/gems/actionpack-4.2.0/lib/action_dispatch/middleware/templates/rescues/_source.erb (15.6ms)</text:span></text:p>
      <text:p text:style-name="P2"><text:s text:c="2"/><text:span text:style-name="T1">Rendered /home/csuser/.rbenv/versions/2.1.5/lib/ruby/gems/2.1.0/gems/actionpack-4.2.0/lib/action_dispatch/middleware/templates/rescues/_trace.html.erb (3.5ms)</text:span></text:p>
      <text:p text:style-name="P2"><text:s text:c="2"/><text:span text:style-name="T1">Rendered /home/csuser/.rbenv/versions/2.1.5/lib/ruby/gems/2.1.0/gems/actionpack-4.2.0/lib/action_dispatch/middleware/templates/rescues/_request_and_response.html.erb (1.2ms)</text:span></text:p>
      <text:p text:style-name="P2"><text:soft-page-break/><text:s text:c="2"/><text:span text:style-name="T1">Rendered /home/csuser/.rbenv/versions/2.1.5/lib/ruby/gems/2.1.0/gems/actionpack-4.2.0/lib/action_dispatch/middleware/templates/rescues/diagnostics.html.erb within rescues/layout (32.7ms)</text:span></text:p>
      <text:p text:style-name="P2"><text:s text:c="2"/><text:span text:style-name="T1">Rendered /home/csuser/.rbenv/versions/2.1.5/lib/ruby/gems/2.1.0/gems/web-console-2.1.2/lib/web_console/templates/_markup.html.erb (0.4ms)</text:span></text:p>
      <text:p text:style-name="P2"><text:s text:c="2"/><text:span text:style-name="T1">Rendered /home/csuser/.rbenv/versions/2.1.5/lib/ruby/gems/2.1.0/gems/web-console-2.1.2/lib/web_console/templates/style.css.erb within layouts/inlined_string (0.3ms)</text:span></text:p>
      <text:p text:style-name="P2"><text:s text:c="2"/><text:span text:style-name="T1">Rendered /home/csuser/.rbenv/versions/2.1.5/lib/ruby/gems/2.1.0/gems/web-console-2.1.2/lib/web_console/templates/_inner_console_markup.html.erb within layouts/inlined_string (0.4ms)</text:span></text:p>
      <text:p text:style-name="P2"><text:s text:c="2"/><text:span text:style-name="T1">Rendered /home/csuser/.rbenv/versions/2.1.5/lib/ruby/gems/2.1.0/gems/web-console-2.1.2/lib/web_console/templates/_prompt_box_markup.html.erb within layouts/inlined_string (0.3ms)</text:span></text:p>
      <text:p text:style-name="P2"><text:s text:c="2"/><text:span text:style-name="T1">Rendered /home/csuser/.rbenv/versions/2.1.5/lib/ruby/gems/2.1.0/gems/web-console-2.1.2/lib/web_console/templates/console.js.erb within layouts/javascript (16.0ms)</text:span></text:p>
      <text:p text:style-name="P2"><text:s text:c="2"/><text:span text:style-name="T1">Rendered /home/csuser/.rbenv/versions/2.1.5/lib/ruby/gems/2.1.0/gems/web-console-2.1.2/lib/web_console/templates/main.js.erb within layouts/javascript (0.4ms)</text:span></text:p>
      <text:p text:style-name="P2"><text:s text:c="2"/><text:span text:style-name="T1">Rendered /home/csuser/.rbenv/versions/2.1.5/lib/ruby/gems/2.1.0/gems/web-console-2.1.2/lib/web_console/templates/error_page.js.erb within layouts/javascript (0.6ms)</text:span></text:p>
      <text:p text:style-name="P2"><text:s text:c="2"/><text:span text:style-name="T1">Rendered /home/csuser/.rbenv/versions/2.1.5/lib/ruby/gems/2.1.0/gems/web-console-2.1.2/lib/web_console/templates/index.html.erb (37.5ms)</text:span></text:p>
      <text:p text:style-name="P3">Started GET "/contacts/new" for 127.0.0.1 at 2015-03-21 17:14:23 -0400</text:p>
      <text:p text:style-name="P3">Processing by ContactsController#new as HTML</text:p>
      <text:p text:style-name="P2"><text:s text:c="2"/><text:span text:style-name="T1">Rendered contacts/_form.html.erb (3.9ms)</text:span></text:p>
      <text:p text:style-name="P2"><text:s text:c="2"/><text:span text:style-name="T1">Rendered contacts/new.html.erb within layouts/application (5.1ms)</text:span></text:p>
      <text:p text:style-name="P3">Completed 200 OK in 74ms (Views: 66.9ms | ActiveRecord: 0.5ms)</text:p>
      <text:p text:style-name="P3">Started POST "/contacts" for 127.0.0.1 at 2015-03-21 17:14:51 -0400</text:p>
      <text:p text:style-name="P3">Processing by ContactsController#create as HTML</text:p>
      <text:p text:style-name="P2"><text:s text:c="2"/><text:span text:style-name="T1">Parameters: {"utf8"=&gt;"✓", "authenticity_token"=&gt;"sqZtynXodRDBlyfqDo+lJhWTS2aD0tXP80cn/kjDA5gn9GVR74LH50IZF+dOkbgk7wnUJMw29MIFdYgf4mXh4g==", "contact"=&gt;{"Name"=&gt;"ggh", "Office_phone"=&gt;"4543677", </text:span><text:soft-page-break/><text:span text:style-name="T1">"Email"=&gt;"sf@kdfdf", "HomePhoneNumber"=&gt;"765-776-8766"}, "commit"=&gt;"Create Contact"}</text:span></text:p>
      <text:p text:style-name="P3">Unpermitted parameter: HomePhoneNumber</text:p>
      <text:p text:style-name="P2"><text:s text:c="2"/><text:span text:style-name="T1">[1m[36m (0.1ms)[0m <text:s/>[1mbegin transaction[0m</text:span></text:p>
      <text:p text:style-name="P2"><text:s text:c="2"/><text:span text:style-name="T1">[1m[35mSQL (0.3ms)[0m <text:s/>INSERT INTO "contacts" ("Name", "Office_phone", "Email", "created_at", "updated_at") VALUES (?, ?, ?, ?, ?) <text:s/>[["Name", "ggh"], ["Office_phone", "4543677"], ["Email", "sf@kdfdf"], ["created_at", "2015-03-21 21:14:51.339619"], ["updated_at", "2015-03-21 21:14:51.339619"]]</text:span></text:p>
      <text:p text:style-name="P2"><text:s text:c="2"/><text:span text:style-name="T1">[1m[36m (4.5ms)[0m <text:s/>[1mcommit transaction[0m</text:span></text:p>
      <text:p text:style-name="P3">Redirected to http://localhost:3000/contacts/7</text:p>
      <text:p text:style-name="P3">Completed 302 Found in 15ms (ActiveRecord: 4.9ms)</text:p>
      <text:p text:style-name="P3">Started GET "/contacts/7" for 127.0.0.1 at 2015-03-21 17:14:51 -0400</text:p>
      <text:p text:style-name="P3">Processing by ContactsController#show as HTML</text:p>
      <text:p text:style-name="P2"><text:s text:c="2"/><text:span text:style-name="T1">Parameters: {"id"=&gt;"7"}</text:span></text:p>
      <text:p text:style-name="P2"><text:s text:c="2"/><text:span text:style-name="T1">[1m[35mContact Load (0.3ms)[0m <text:s/>SELECT <text:s/>"contacts".* FROM "contacts" WHERE "contacts"."id" = ? LIMIT 1 <text:s/>[["id", 7]]</text:span></text:p>
      <text:p text:style-name="P2"><text:s text:c="2"/><text:span text:style-name="T1">Rendered contacts/show.html.erb within layouts/application (1.6ms)</text:span></text:p>
      <text:p text:style-name="P3">Completed 200 OK in 86ms (Views: 82.8ms | ActiveRecord: 0.3ms)</text:p>
      <text:p text:style-name="P3">Started GET "/contacts/7/edit" for 127.0.0.1 at 2015-03-21 17:14:59 -0400</text:p>
      <text:p text:style-name="P3">Processing by ContactsController#edit as HTML</text:p>
      <text:p text:style-name="P2"><text:s text:c="2"/><text:span text:style-name="T1">Parameters: {"id"=&gt;"7"}</text:span></text:p>
      <text:p text:style-name="P2"><text:s text:c="2"/><text:span text:style-name="T1">[1m[36mContact Load (0.1ms)[0m <text:s/>[1mSELECT <text:s/>"contacts".* FROM "contacts" WHERE "contacts"."id" = ? LIMIT 1[0m <text:s/>[["id", 7]]</text:span></text:p>
      <text:p text:style-name="P2"><text:s text:c="2"/><text:span text:style-name="T1">Rendered contacts/_form.html.erb (3.3ms)</text:span></text:p>
      <text:p text:style-name="P2"><text:s text:c="2"/><text:span text:style-name="T1">Rendered contacts/edit.html.erb within layouts/application (4.9ms)</text:span></text:p>
      <text:p text:style-name="P3">Completed 200 OK in 107ms (Views: 105.3ms | ActiveRecord: 0.1ms)</text:p>
      <text:p text:style-name="P3">Started GET "/contacts" for 127.0.0.1 at 2015-03-21 17:15:01 -0400</text:p>
      <text:p text:style-name="P3">Processing by ContactsController#index as HTML</text:p>
      <text:p text:style-name="P2"><text:s text:c="2"/><text:span text:style-name="T1">[1m[35mContact Load (0.4ms)[0m <text:s/>SELECT "contacts".* FROM "contacts"</text:span></text:p>
      <text:p text:style-name="P2"><text:s text:c="2"/><text:span text:style-name="T1">Rendered contacts/index.html.erb within layouts/application (7.3ms)</text:span></text:p>
      <text:p text:style-name="P3">Completed 200 OK in 83ms (Views: 81.1ms | ActiveRecord: 0.4ms)</text:p>
      <text:p text:style-name="P3">Started DELETE "/contacts/7" for 127.0.0.1 at 2015-03-21 17:17:21 -0400</text:p>
      <text:p text:style-name="P3">Processing by ContactsController#destroy as HTML</text:p>
      <text:p text:style-name="P2"><text:s text:c="2"/><text:span text:style-name="T1">Parameters: {"authenticity_token"=&gt;"wCaXUqESJM0SRvm0Hfm1K+SMFiOVt4P7r03VKQ17vAlVdJ/JO3iWOpHIybld56gpHhaJYdpTovZZf3rIp91ecw==", "id"=&gt;"7"}</text:span></text:p>
      <text:p text:style-name="P2"><text:s text:c="2"/><text:span text:style-name="T1">[1m[36mContact Load (0.1ms)[0m <text:s/>[1mSELECT <text:s/>"contacts".* FROM "contacts" WHERE "contacts"."id" = ? LIMIT 1[0m <text:s/>[["id", 7]]</text:span></text:p>
      <text:p text:style-name="P2"><text:s text:c="2"/><text:span text:style-name="T1">[1m[35m (0.1ms)[0m <text:s/>begin transaction</text:span></text:p>
      <text:p text:style-name="P2"><text:s text:c="2"/><text:span text:style-name="T1">[1m[36mSQL (0.3ms)[0m <text:s/>[1mDELETE FROM "contacts" WHERE "contacts"."id" = ?[0m <text:s/>[["id", 7]]</text:span></text:p>
      <text:p text:style-name="P2"><text:s text:c="2"/><text:span text:style-name="T1">[1m[35m (48.3ms)[0m <text:s/>commit transaction</text:span></text:p>
      <text:p text:style-name="P3">Redirected to http://localhost:3000/contacts</text:p>
      <text:p text:style-name="P3">Completed 302 Found in 67ms (ActiveRecord: 49.4ms)</text:p>
      <text:p text:style-name="P3">Started GET "/contacts" for 127.0.0.1 at 2015-03-21 17:17:21 -0400</text:p>
      <text:p text:style-name="P3"><text:soft-page-break/>Processing by ContactsController#index as HTML</text:p>
      <text:p text:style-name="P2"><text:s text:c="2"/><text:span text:style-name="T1">[1m[36mContact Load (0.2ms)[0m <text:s/>[1mSELECT "contacts".* FROM "contacts"[0m</text:span></text:p>
      <text:p text:style-name="P2"><text:s text:c="2"/><text:span text:style-name="T1">Rendered contacts/index.html.erb within layouts/application (3.4ms)</text:span></text:p>
      <text:p text:style-name="P3">Completed 200 OK in 78ms (Views: 76.7ms | ActiveRecord: 0.2ms)</text:p>
      <text:p text:style-name="P3">Started DELETE "/contacts/6" for 127.0.0.1 at 2015-03-21 17:17:24 -0400</text:p>
      <text:p text:style-name="P3">Processing by ContactsController#destroy as HTML</text:p>
      <text:p text:style-name="P2"><text:s text:c="2"/><text:span text:style-name="T1">Parameters: {"authenticity_token"=&gt;"uSNVuWJBjxJJ2/Uu0A4ETUNteXTbaZzFiTZF/6CiJ4QscV0i+Cs95cpVxSOQEBlPuffmNpSNvch/BOoeCgTF/g==", "id"=&gt;"6"}</text:span></text:p>
      <text:p text:style-name="P2"><text:s text:c="2"/><text:span text:style-name="T1">[1m[35mContact Load (0.1ms)[0m <text:s/>SELECT <text:s/>"contacts".* FROM "contacts" WHERE "contacts"."id" = ? LIMIT 1 <text:s/>[["id", 6]]</text:span></text:p>
      <text:p text:style-name="P2"><text:s text:c="2"/><text:span text:style-name="T1">[1m[36m (0.1ms)[0m <text:s/>[1mbegin transaction[0m</text:span></text:p>
      <text:p text:style-name="P2"><text:s text:c="2"/><text:span text:style-name="T1">[1m[35mSQL (0.2ms)[0m <text:s/>DELETE FROM "contacts" WHERE "contacts"."id" = ? <text:s/>[["id", 6]]</text:span></text:p>
      <text:p text:style-name="P2"><text:s text:c="2"/><text:span text:style-name="T1">[1m[36m (62.1ms)[0m <text:s/>[1mcommit transaction[0m</text:span></text:p>
      <text:p text:style-name="P3">Redirected to http://localhost:3000/contacts</text:p>
      <text:p text:style-name="P3">Completed 302 Found in 66ms (ActiveRecord: 62.5ms)</text:p>
      <text:p text:style-name="P3">Started GET "/contacts" for 127.0.0.1 at 2015-03-21 17:17:24 -0400</text:p>
      <text:p text:style-name="P3">Processing by ContactsController#index as HTML</text:p>
      <text:p text:style-name="P2"><text:s text:c="2"/><text:span text:style-name="T1">[1m[35mContact Load (0.3ms)[0m <text:s/>SELECT "contacts".* FROM "contacts"</text:span></text:p>
      <text:p text:style-name="P2"><text:s text:c="2"/><text:span text:style-name="T1">Rendered contacts/index.html.erb within layouts/application (2.4ms)</text:span></text:p>
      <text:p text:style-name="P3">Completed 200 OK in 82ms (Views: 81.1ms | ActiveRecord: 0.3ms)</text:p>
      <text:p text:style-name="P3">Started GET "/contacts/new" for 127.0.0.1 at 2015-03-21 17:17:29 -0400</text:p>
      <text:p text:style-name="P3">Processing by ContactsController#new as HTML</text:p>
      <text:p text:style-name="P2"><text:s text:c="2"/><text:span text:style-name="T1">Rendered contacts/_form.html.erb (12.7ms)</text:span></text:p>
      <text:p text:style-name="P2"><text:s text:c="2"/><text:span text:style-name="T1">Rendered contacts/new.html.erb within layouts/application (18.2ms)</text:span></text:p>
      <text:p text:style-name="P3">Completed 200 OK in 122ms (Views: 121.3ms | ActiveRecord: 0.0ms)</text:p>
      <text:p text:style-name="P3">Started POST "/contacts" for 127.0.0.1 at 2015-03-21 17:17:49 -0400</text:p>
      <text:p text:style-name="P3">Processing by ContactsController#create as HTML</text:p>
      <text:p text:style-name="P2"><text:s text:c="2"/><text:span text:style-name="T1">Parameters: {"utf8"=&gt;"✓", "authenticity_token"=&gt;"6qtY43VVb6Uz/jKaa0ncSEpxTecSsrCLOG0Fg41rkux/+VB47z/dUrBwApcrV8FKsOvSpV1WkYbOX6piJ81wlg==", "contact"=&gt;{"Name"=&gt;"Subeera", "Office_phone"=&gt;"765-3336", "Email"=&gt;"ad@dfdf", "HomePhoneNumber"=&gt;"997-334-4566"}, "commit"=&gt;"Create Contact"}</text:span></text:p>
      <text:p text:style-name="P3">Unpermitted parameter: HomePhoneNumber</text:p>
      <text:p text:style-name="P2"><text:s text:c="2"/><text:span text:style-name="T1">[1m[36m (0.2ms)[0m <text:s/>[1mbegin transaction[0m</text:span></text:p>
      <text:p text:style-name="P2"><text:s text:c="2"/><text:span text:style-name="T1">[1m[35mSQL (3.3ms)[0m <text:s/>INSERT INTO "contacts" ("Name", "Office_phone", "Email", "created_at", "updated_at") VALUES (?, ?, ?, ?, ?) <text:s/>[["Name", "Subeera"], ["Office_phone", "765-3336"], ["Email", "ad@dfdf"], ["created_at", "2015-03-21 21:17:49.599902"], ["updated_at", "2015-03-21 21:17:49.599902"]]</text:span></text:p>
      <text:p text:style-name="P2"><text:s text:c="2"/><text:span text:style-name="T1">[1m[36m (38.7ms)[0m <text:s/>[1mcommit transaction[0m</text:span></text:p>
      <text:p text:style-name="P3">Redirected to http://localhost:3000/contacts/8</text:p>
      <text:p text:style-name="P3">Completed 302 Found in 58ms (ActiveRecord: 42.2ms)</text:p>
      <text:p text:style-name="P3"><text:soft-page-break/>Started GET "/contacts/8" for 127.0.0.1 at 2015-03-21 17:17:49 -0400</text:p>
      <text:p text:style-name="P3">Processing by ContactsController#show as HTML</text:p>
      <text:p text:style-name="P2"><text:s text:c="2"/><text:span text:style-name="T1">Parameters: {"id"=&gt;"8"}</text:span></text:p>
      <text:p text:style-name="P2"><text:s text:c="2"/><text:span text:style-name="T1">[1m[35mContact Load (0.1ms)[0m <text:s/>SELECT <text:s/>"contacts".* FROM "contacts" WHERE "contacts"."id" = ? LIMIT 1 <text:s/>[["id", 8]]</text:span></text:p>
      <text:p text:style-name="P2"><text:s text:c="2"/><text:span text:style-name="T1">Rendered contacts/show.html.erb within layouts/application (0.5ms)</text:span></text:p>
      <text:p text:style-name="P3">Completed 200 OK in 77ms (Views: 75.5ms | ActiveRecord: 0.1ms)</text:p>
      <text:p text:style-name="P3">Started GET "/contacts" for 127.0.0.1 at 2015-03-21 17:17:59 -0400</text:p>
      <text:p text:style-name="P3">Processing by ContactsController#index as HTML</text:p>
      <text:p text:style-name="P2"><text:s text:c="2"/><text:span text:style-name="T1">[1m[36mContact Load (0.2ms)[0m <text:s/>[1mSELECT "contacts".* FROM "contacts"[0m</text:span></text:p>
      <text:p text:style-name="P2"><text:s text:c="2"/><text:span text:style-name="T1">Rendered contacts/index.html.erb within layouts/application (2.2ms)</text:span></text:p>
      <text:p text:style-name="P3">Completed 200 OK in 52ms (Views: 51.3ms | ActiveRecord: 0.2ms)</text:p>
      <text:p text:style-name="P2"><text:s text:c="2"/><text:span text:style-name="T1">[1m[36mActiveRecord::SchemaMigration Load (0.2ms)[0m <text:s/>[1mSELECT "schema_migrations".* FROM "schema_migrations"[0m</text:span></text:p>
      <text:p text:style-name="P2"><text:s text:c="2"/><text:span text:style-name="T1">[1m[35mActiveRecord::SchemaMigration Load (0.3ms)[0m <text:s/>SELECT "schema_migrations".* FROM "schema_migrations"</text:span></text:p>
      <text:p text:style-name="P3">Started GET "/contacts/new" for 127.0.0.1 at 2015-03-22 10:28:59 -0400</text:p>
      <text:p text:style-name="P2"><text:s text:c="2"/><text:span text:style-name="T1">[1m[36mActiveRecord::SchemaMigration Load (0.4ms)[0m <text:s/>[1mSELECT "schema_migrations".* FROM "schema_migrations"[0m</text:span></text:p>
      <text:p text:style-name="P3">Processing by ContactsController#new as HTML</text:p>
      <text:p text:style-name="P2"><text:s text:c="2"/><text:span text:style-name="T1">Rendered contacts/_form.html.erb (450.7ms)</text:span></text:p>
      <text:p text:style-name="P2"><text:s text:c="2"/><text:span text:style-name="T1">Rendered contacts/new.html.erb within layouts/application (578.4ms)</text:span></text:p>
      <text:p text:style-name="P3">Completed 200 OK in 2632ms (Views: 2304.2ms | ActiveRecord: 6.1ms)</text:p>
      <text:p text:style-name="P3">Started GET "/assets/jquery-87424c3c19e96d4fb033c10ebe21ec40.js?body=1" for 127.0.0.1 at 2015-03-22 10:29:04 -0400</text:p>
      <text:p text:style-name="P3">Started GET "/assets/turbolinks-f87b3583ca50adb0488b031297f5580d.js?body=1" for 127.0.0.1 at 2015-03-22 10:29:05 -0400</text:p>
      <text:p text:style-name="P3">Started GET "/assets/jquery_ujs-e27bd20a10d28155845a22d71ef94f2f.js?body=1" for 127.0.0.1 at 2015-03-22 10:29:05 -0400</text:p>
      <text:p text:style-name="P3">Started GET "/assets/application-001948a807d6467a657420955d9f0c1c.js?body=1" for 127.0.0.1 at 2015-03-22 10:29:05 -0400</text:p>
      <text:p text:style-name="P3">Started POST "/contacts" for 127.0.0.1 at 2015-03-22 10:30:08 -0400</text:p>
      <text:p text:style-name="P3">Processing by ContactsController#create as HTML</text:p>
      <text:p text:style-name="P2"><text:s text:c="2"/><text:span text:style-name="T1">Parameters: {"utf8"=&gt;"✓", "authenticity_token"=&gt;"Nn4b/oaEuVjMDySmSUODVeAcMaGD2ORMs4ZCcetbzOAot6fBMwS/pWsh5Ai7uRzDziNzx6+nyUoddt35+iYLRw==", "contact"=&gt;{"Name"=&gt;"Mayuresh", "Office_phone"=&gt;"987-344-8765", "Email"=&gt;"mayur@gmail.com", "HomePhoneNumber"=&gt;"987-887-0976"}, "commit"=&gt;"Create Contact"}</text:span></text:p>
      <text:p text:style-name="P2"><text:s text:c="2"/><text:span text:style-name="T1">[1m[35m (0.1ms)[0m <text:s/>begin transaction</text:span></text:p>
      <text:p text:style-name="P2"><text:s text:c="2"/><text:span text:style-name="T1">[1m[36mSQL (0.5ms)[0m <text:s/>[1mINSERT INTO "contacts" ("Name", "Office_phone", "Email", "HomePhoneNumber", "created_at", "updated_at") VALUES (?, ?, ?, ?, ?, ?)[0m <text:s/>[["Name", "Mayuresh"], ["Office_phone", "987-344-8765"], ["Email", "mayur@gmail.com"], ["HomePhoneNumber", "987-887-0976"], ["created_at", "2015-03-22 14:30:08.239334"], ["updated_at", "2015-03-22 14:30:08.239334"]]</text:span></text:p>
      <text:p text:style-name="P2"><text:soft-page-break/><text:s text:c="2"/><text:span text:style-name="T1">[1m[35m (42.6ms)[0m <text:s/>commit transaction</text:span></text:p>
      <text:p text:style-name="P3">Redirected to http://localhost:3000/contacts/9</text:p>
      <text:p text:style-name="P3">Completed 302 Found in 172ms (ActiveRecord: 43.2ms)</text:p>
      <text:p text:style-name="P3">Started GET "/contacts/9" for 127.0.0.1 at 2015-03-22 10:30:08 -0400</text:p>
      <text:p text:style-name="P3">Processing by ContactsController#show as HTML</text:p>
      <text:p text:style-name="P2"><text:s text:c="2"/><text:span text:style-name="T1">Parameters: {"id"=&gt;"9"}</text:span></text:p>
      <text:p text:style-name="P2"><text:s text:c="2"/><text:span text:style-name="T1">[1m[36mContact Load (2.4ms)[0m <text:s/>[1mSELECT <text:s/>"contacts".* FROM "contacts" WHERE "contacts"."id" = ? LIMIT 1[0m <text:s/>[["id", 9]]</text:span></text:p>
      <text:p text:style-name="P2"><text:s text:c="2"/><text:span text:style-name="T1">Rendered contacts/show.html.erb within layouts/application (1.4ms)</text:span></text:p>
      <text:p text:style-name="P3">Completed 200 OK in 921ms (Views: 880.0ms | ActiveRecord: 2.4ms)</text:p>
      <text:p text:style-name="P3">Started GET "/contacts/9/edit" for 127.0.0.1 at 2015-03-22 10:30:14 -0400</text:p>
      <text:p text:style-name="P3">Processing by ContactsController#edit as HTML</text:p>
      <text:p text:style-name="P2"><text:s text:c="2"/><text:span text:style-name="T1">Parameters: {"id"=&gt;"9"}</text:span></text:p>
      <text:p text:style-name="P2"><text:s text:c="2"/><text:span text:style-name="T1">[1m[35mContact Load (1.6ms)[0m <text:s/>SELECT <text:s/>"contacts".* FROM "contacts" WHERE "contacts"."id" = ? LIMIT 1 <text:s/>[["id", 9]]</text:span></text:p>
      <text:p text:style-name="P2"><text:s text:c="2"/><text:span text:style-name="T1">Rendered contacts/_form.html.erb (25.9ms)</text:span></text:p>
      <text:p text:style-name="P2"><text:s text:c="2"/><text:span text:style-name="T1">Rendered contacts/edit.html.erb within layouts/application (33.0ms)</text:span></text:p>
      <text:p text:style-name="P3">Completed 200 OK in 982ms (Views: 975.9ms | ActiveRecord: 1.6ms)</text:p>
      <text:p text:style-name="P3">Started GET "/contacts" for 127.0.0.1 at 2015-03-22 10:30:20 -0400</text:p>
      <text:p text:style-name="P3">Processing by ContactsController#index as HTML</text:p>
      <text:p text:style-name="P2"><text:s text:c="2"/><text:span text:style-name="T1">[1m[36mContact Load (0.2ms)[0m <text:s/>[1mSELECT "contacts".* FROM "contacts"[0m</text:span></text:p>
      <text:p text:style-name="P2"><text:s text:c="2"/><text:span text:style-name="T1">Rendered contacts/index.html.erb within layouts/application (3.7ms)</text:span></text:p>
      <text:p text:style-name="P3">Completed 200 OK in 98ms (Views: 96.6ms | ActiveRecord: 0.2ms)</text:p>
      <text:p text:style-name="P3">Started GET "/contacts/8/edit" for 127.0.0.1 at 2015-03-22 10:30:45 -0400</text:p>
      <text:p text:style-name="P3">Processing by ContactsController#edit as HTML</text:p>
      <text:p text:style-name="P2"><text:s text:c="2"/><text:span text:style-name="T1">Parameters: {"id"=&gt;"8"}</text:span></text:p>
      <text:p text:style-name="P2"><text:s text:c="2"/><text:span text:style-name="T1">[1m[35mContact Load (2.5ms)[0m <text:s/>SELECT <text:s/>"contacts".* FROM "contacts" WHERE "contacts"."id" = ? LIMIT 1 <text:s/>[["id", 8]]</text:span></text:p>
      <text:p text:style-name="P2"><text:s text:c="2"/><text:span text:style-name="T1">Rendered contacts/_form.html.erb (9.8ms)</text:span></text:p>
      <text:p text:style-name="P2"><text:s text:c="2"/><text:span text:style-name="T1">Rendered contacts/edit.html.erb within layouts/application (10.7ms)</text:span></text:p>
      <text:p text:style-name="P3">Completed 200 OK in 71ms (Views: 67.2ms | ActiveRecord: 2.5ms)</text:p>
      <text:p text:style-name="P3">Started PATCH "/contacts/8" for 127.0.0.1 at 2015-03-22 10:30:59 -0400</text:p>
      <text:p text:style-name="P3">Processing by ContactsController#update as HTML</text:p>
      <text:p text:style-name="P2"><text:s text:c="2"/><text:span text:style-name="T1">Parameters: {"utf8"=&gt;"✓", "authenticity_token"=&gt;"f5cRcIxaDjTlxRc97HXFZyintrKN7VwyS0yjkurXFnBhXq1POdoIyULr15Mej1rxBpj01KGScTTlvDwa+6rR1w==", "contact"=&gt;{"Name"=&gt;"Subeera", "Office_phone"=&gt;"765-3336", "Email"=&gt;"ad@dfdf", "HomePhoneNumber"=&gt;"870-253-1234"}, "commit"=&gt;"Update Contact", "id"=&gt;"8"}</text:span></text:p>
      <text:p text:style-name="P2"><text:s text:c="2"/><text:span text:style-name="T1">[1m[36mContact Load (0.1ms)[0m <text:s/>[1mSELECT <text:s/>"contacts".* FROM "contacts" WHERE "contacts"."id" = ? LIMIT 1[0m <text:s/>[["id", 8]]</text:span></text:p>
      <text:p text:style-name="P2"><text:s text:c="2"/><text:span text:style-name="T1">[1m[35m (0.1ms)[0m <text:s/>begin transaction</text:span></text:p>
      <text:p text:style-name="P2"><text:s text:c="2"/><text:span text:style-name="T1">[1m[36mSQL (41.0ms)[0m <text:s/>[1mUPDATE "contacts" SET "HomePhoneNumber" = ?, "updated_at" = ? WHERE "contacts"."id" = ?[0m <text:s/></text:span><text:soft-page-break/><text:span text:style-name="T1">[["HomePhoneNumber", "870-253-1234"], ["updated_at", "2015-03-22 14:30:59.764009"], ["id", 8]]</text:span></text:p>
      <text:p text:style-name="P2"><text:s text:c="2"/><text:span text:style-name="T1">[1m[35m (17.8ms)[0m <text:s/>commit transaction</text:span></text:p>
      <text:p text:style-name="P3">Redirected to http://localhost:3000/contacts/8</text:p>
      <text:p text:style-name="P3">Completed 302 Found in 73ms (ActiveRecord: 59.0ms)</text:p>
      <text:p text:style-name="P3">Started GET "/contacts/8" for 127.0.0.1 at 2015-03-22 10:30:59 -0400</text:p>
      <text:p text:style-name="P3">Processing by ContactsController#show as HTML</text:p>
      <text:p text:style-name="P2"><text:s text:c="2"/><text:span text:style-name="T1">Parameters: {"id"=&gt;"8"}</text:span></text:p>
      <text:p text:style-name="P2"><text:s text:c="2"/><text:span text:style-name="T1">[1m[36mContact Load (0.2ms)[0m <text:s/>[1mSELECT <text:s/>"contacts".* FROM "contacts" WHERE "contacts"."id" = ? LIMIT 1[0m <text:s/>[["id", 8]]</text:span></text:p>
      <text:p text:style-name="P2"><text:s text:c="2"/><text:span text:style-name="T1">Rendered contacts/show.html.erb within layouts/application (2.4ms)</text:span></text:p>
      <text:p text:style-name="P3">Completed 200 OK in 79ms (Views: 77.7ms | ActiveRecord: 0.2ms)</text:p>
      <text:p text:style-name="P3">Started GET "/contacts" for 127.0.0.1 at 2015-03-22 10:31:03 -0400</text:p>
      <text:p text:style-name="P3">Processing by ContactsController#index as HTML</text:p>
      <text:p text:style-name="P2"><text:s text:c="2"/><text:span text:style-name="T1">[1m[35mContact Load (0.4ms)[0m <text:s/>SELECT "contacts".* FROM "contacts"</text:span></text:p>
      <text:p text:style-name="P2"><text:s text:c="2"/><text:span text:style-name="T1">Rendered contacts/index.html.erb within layouts/application (8.3ms)</text:span></text:p>
      <text:p text:style-name="P1">Completed 200 OK in 73ms (Views: 71.4ms | ActiveRecord: 0.4ms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2T10:33:57.190406998</meta:creation-date>
    <dc:date>2015-03-22T10:39:48.254941495</dc:date>
    <meta:editing-duration>P0D</meta:editing-duration>
    <meta:editing-cycles>1</meta:editing-cycles>
    <meta:document-statistic meta:table-count="0" meta:image-count="0" meta:object-count="0" meta:page-count="17" meta:paragraph-count="458" meta:word-count="3775" meta:character-count="38267" meta:non-whitespace-character-count="34913"/>
    <meta:generator>LibreOffice/4.2.7.2$Linux_X86_64 LibreOffice_project/420m0$Build-2</meta:generator>
  </office:meta>
</office:document-meta>
</file>